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0000001221492D422004BB7B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Times New Roman" svg:font-family="'Times New Roman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text-properties officeooo:rsid="0006ebff" officeooo:paragraph-rsid="0006ebff"/>
    </style:style>
    <style:style style:name="P5" style:family="paragraph" style:parent-style-name="Footer_20_left">
      <style:paragraph-properties fo:text-align="center" style:justify-single-word="false"/>
    </style:style>
    <style:style style:name="P6" style:family="paragraph" style:parent-style-name="Header">
      <style:paragraph-properties fo:text-align="end" style:justify-single-word="false"/>
      <style:text-properties officeooo:paragraph-rsid="0006ebff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fo:language="fr" fo:country="FR" style:font-name-asian="Liberation Serif"/>
    </style:style>
    <style:style style:name="P9" style:family="paragraph" style:parent-style-name="Standard">
      <style:paragraph-properties fo:break-before="page"/>
      <style:text-properties fo:language="fr" fo:country="FR" style:font-name-asian="Liberation Serif"/>
    </style:style>
    <style:style style:name="P10" style:family="paragraph" style:parent-style-name="Text_20_body">
      <style:text-properties officeooo:rsid="0006ebff" officeooo:paragraph-rsid="0006ebff"/>
    </style:style>
    <style:style style:name="P11" style:family="paragraph" style:parent-style-name="Title">
      <style:paragraph-properties fo:text-align="center" style:justify-single-word="false"/>
      <style:text-properties officeooo:paragraph-rsid="0006ebff"/>
    </style:style>
    <style:style style:name="T1" style:family="text">
      <style:text-properties style:font-name="Times New Roman" fo:language="fr" fo:country="FR"/>
    </style:style>
    <style:style style:name="T2" style:family="text">
      <style:text-properties fo:language="fr" fo:country="FR"/>
    </style:style>
    <style:style style:name="T3" style:family="text">
      <style:text-properties officeooo:rsid="0006eb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 text:c="3"/></text:p>
      <text:p text:style-name="P11"/>
      <text:p text:style-name="P11"/>
      <text:p text:style-name="P11"/>
      <text:p text:style-name="P11"/>
      <text:p text:style-name="P11"><text:span text:style-name="T3">Le cybersecurite</text:span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Sommaire</text:p>
          </text:index-title>
          <text:p text:style-name="P1"><text:a xlink:type="simple" xlink:href="#__RefHeading___Toc136_3852771079" text:style-name="Index_20_Link" text:visited-style-name="Index_20_Link">I. <text:s/>Exposé<text:tab/>3</text:a></text:p>
          <text:p text:style-name="P2"><text:a xlink:type="simple" xlink:href="#__RefHeading___Toc138_3852771079" text:style-name="Index_20_Link" text:visited-style-name="Index_20_Link">I.1) Introduction<text:tab/>3</text:a></text:p>
          <text:p text:style-name="P2"><text:a xlink:type="simple" xlink:href="#__RefHeading___Toc140_3852771079" text:style-name="Index_20_Link" text:visited-style-name="Index_20_Link">I.2) Méthode<text:tab/>3</text:a></text:p>
          <text:p text:style-name="P2"><text:a xlink:type="simple" xlink:href="#__RefHeading___Toc142_3852771079" text:style-name="Index_20_Link" text:visited-style-name="Index_20_Link">I.3) Réflextion<text:tab/>3</text:a></text:p>
          <text:p text:style-name="P2"><text:a xlink:type="simple" xlink:href="#__RefHeading___Toc144_3852771079" text:style-name="Index_20_Link" text:visited-style-name="Index_20_Link">I.4) Conclution<text:tab/>3</text:a></text:p>
          <text:p text:style-name="P1"><text:a xlink:type="simple" xlink:href="#__RefHeading___Toc146_3852771079" text:style-name="Index_20_Link" text:visited-style-name="Index_20_Link">II. <text:s/>Bibliographie<text:tab/>3</text:a></text:p>
          <text:p text:style-name="P1"><text:a xlink:type="simple" xlink:href="#__RefHeading___Toc148_3852771079" text:style-name="Index_20_Link" text:visited-style-name="Index_20_Link">III. <text:s/>Offre d’emploi pouvant me convenir<text:tab/>3</text:a></text:p>
          <text:p text:style-name="P1"><text:a xlink:type="simple" xlink:href="#__RefHeading___Toc150_3852771079" text:style-name="Index_20_Link" text:visited-style-name="Index_20_Link">IV. <text:s/>CV<text:tab/>3</text:a></text:p>
        </text:index-body>
      </text:table-of-content>
      <text:p text:style-name="P8"/>
      <text:h text:style-name="P7" text:outline-level="1"><text:bookmark-start text:name="__RefHeading___Toc136_3852771079"/>Exposé<text:bookmark-end text:name="__RefHeading___Toc136_3852771079"/></text:h>
      <text:p text:style-name="Text_20_body"/>
      <text:h text:style-name="Heading_20_2" text:outline-level="2"><text:bookmark-start text:name="__RefHeading___Toc138_3852771079"/>Introduction<text:bookmark-end text:name="__RefHeading___Toc138_3852771079"/></text:h>
      <text:h text:style-name="Heading_20_2" text:outline-level="2"><text:bookmark-start text:name="__RefHeading___Toc140_3852771079"/>Méthode<text:bookmark-end text:name="__RefHeading___Toc140_3852771079"/></text:h>
      <text:h text:style-name="Heading_20_2" text:outline-level="2"><text:bookmark-start text:name="__RefHeading___Toc142_3852771079"/>Réflextion<text:bookmark-end text:name="__RefHeading___Toc142_3852771079"/></text:h>
      <text:h text:style-name="Heading_20_2" text:outline-level="2"><text:bookmark-start text:name="__RefHeading___Toc144_3852771079"/>Conclution<text:bookmark-end text:name="__RefHeading___Toc144_3852771079"/></text:h>
      <text:p text:style-name="P10"/>
      <text:h text:style-name="Heading_20_1" text:outline-level="1"><text:bookmark-start text:name="__RefHeading___Toc146_3852771079"/>Bibliographie<text:bookmark-end text:name="__RefHeading___Toc146_3852771079"/></text:h>
      <text:p text:style-name="Text_20_body"/>
      <text:p text:style-name="Text_20_body"/>
      <text:h text:style-name="Heading_20_1" text:outline-level="1"><text:bookmark-start text:name="__RefHeading___Toc148_3852771079"/>Offre d’emploi pouvant me convenir<text:bookmark-end text:name="__RefHeading___Toc148_3852771079"/></text:h>
      <text:p text:style-name="Text_20_body"/>
      <text:p text:style-name="Text_20_body"/>
      <text:h text:style-name="Heading_20_1" text:outline-level="1"><text:bookmark-start text:name="__RefHeading___Toc150_3852771079"/>CV<text:bookmark-end text:name="__RefHeading___Toc150_3852771079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Times New Roman" svg:font-family="'Times New Roman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新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letter-kerning="true" style:font-name-asian="新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1" fo:font-family="'Liberation Serif'" style:font-style-name="Gras" style:font-family-generic="roman" style:font-pitch="variable" fo:font-size="130%" fo:font-weight="bold" style:font-name-asian="Liberation Serif1" style:font-family-asian="'Liberation Serif'" style:font-style-name-asian="Gras" style:font-family-generic-asian="roman" style:font-pitch-asian="variable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baseline"/>
      <style:text-properties style:font-name="等线" fo:font-family="等线" style:font-family-generic="roman" style:font-pitch="variable" fo:font-size="10.5pt" fo:language="en" fo:country="US" style:letter-kerning="true" style:font-name-asian="等线1" style:font-family-asian="等线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06ebff"/>
    </style:style>
    <style:style style:name="MP2" style:family="paragraph" style:parent-style-name="Footer_20_left">
      <style:paragraph-properties fo:text-align="center" style:justify-single-word="false"/>
    </style:style>
    <style:style style:name="MP3" style:family="paragraph" style:parent-style-name="Footer">
      <style:text-properties officeooo:rsid="0006ebff" officeooo:paragraph-rsid="0006ebff"/>
    </style:style>
    <style:style style:name="MT1" style:family="text">
      <style:text-properties fo:language="fr" fo:country="FR"/>
    </style:style>
    <style:style style:name="MT2" style:family="text">
      <style:text-properties style:font-name="Times New Roman" fo:language="fr" fo:country="F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Image2" text:anchor-type="char" svg:x="-0.025cm" svg:y="-0.423cm" svg:width="4.944cm" svg:height="1.792cm" draw:z-index="1"><draw:image xlink:href="Pictures/1000000000000320000001221492D422004BB7B0.jpg" xlink:type="simple" xlink:show="embed" xlink:actuate="onLoad" draw:mime-type="image/jpeg"/></draw:frame><text:span text:style-name="MT1"><text:s text:c="59"/></text:span><text:span text:style-name="MT2">L1 Portail IE</text:span></text:p>
        <text:p text:style-name="MP1"><text:span text:style-name="MT2"><text:s text:c="59"/>IE-4</text:span></text:p>
        <text:p text:style-name="MP1"><text:span text:style-name="MT2">Cybersécurité</text:span><text:span text:style-name="MT1"> <text:s text:c="5"/></text:span></text:p>
      </style:header>
      <style:footer>
        <text:p text:style-name="MP2">ZHANG Zhlie <text:s/><text:date style:data-style-name="N37" text:date-value="2021-04-23T05:38:07.533999793" text:fixed="true">23/04/21</text:date></text:p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2T17:56:43.826000000</meta:creation-date>
    <dc:date>2021-04-23T05:47:11.871000000</dc:date>
    <meta:editing-duration>PT11H27M55S</meta:editing-duration>
    <meta:editing-cycles>2</meta:editing-cycles>
    <meta:generator>LibreOffice/7.1.1.2$Windows_X86_64 LibreOffice_project/fe0b08f4af1bacafe4c7ecc87ce55bb426164676</meta:generator>
    <meta:document-statistic meta:table-count="0" meta:image-count="1" meta:object-count="0" meta:page-count="3" meta:paragraph-count="23" meta:word-count="59" meta:character-count="478" meta:non-whitespace-character-count="313"/>
  </office:meta>
</office:document-meta>
</file>